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8" table:number-columns-repeated="1020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32" table:number-columns-repeated="1020"/>
        </table:table-row>
        <table:table-row table:style-name="ro11"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2"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Доработка конфигуратора для реализации п.п. 10 — 13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Пропущенный вызов индицировать красным светодиодом</text:p>
          </table:table-cell>
          <table:table-cell table:style-name="ce40" office:value-type="string" calcext:value-type="string">
            <text:p>1-2</text:p>
          </table:table-cell>
          <table:table-cell table:number-columns-repeated="1020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Индицируется при <text:s/>дуплексе —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09:36:25.1831907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5T12:50:05.367532523</dc:date>
    <meta:editing-duration>P3DT17H55M16S</meta:editing-duration>
    <meta:editing-cycles>256</meta:editing-cycles>
    <meta:document-statistic meta:table-count="4" meta:cell-count="241" meta:object-count="0"/>
    <meta:user-defined meta:name=""/>
    <meta:user-defined meta:name="qrichtext">1</meta:user-defined>
  </office:meta>
</office:document-meta>
</file>